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ingFactor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Factory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Factory.Counting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Factory.setTestBean( TestBean t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untingFactory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Factory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Factory.getFactoryBeanInstanc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